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56cm" fo:margin-left="-0.98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4.163cm"/>
    </style:style>
    <style:style style:name="Table1.B" style:family="table-column">
      <style:table-column-properties style:column-width="6.597cm"/>
    </style:style>
    <style:style style:name="Table1.C" style:family="table-column">
      <style:table-column-properties style:column-width="7.197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2" style:family="table">
      <style:table-properties style:width="14.605cm" fo:margin-left="1.349cm" table:align="left" style:writing-mode="lr-tb"/>
    </style:style>
    <style:style style:name="Table2.A" style:family="table-column">
      <style:table-column-properties style:column-width="8.811cm"/>
    </style:style>
    <style:style style:name="Table2.B" style:family="table-column">
      <style:table-column-properties style:column-width="5.79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font-weight="bold" officeooo:rsid="001864f4" officeooo:paragraph-rsid="001864f4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rsid="001864f4" officeooo:paragraph-rsid="001864f4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64f4" officeooo:paragraph-rsid="001864f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864f4" officeooo:paragraph-rsid="001864f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9aca0" officeooo:paragraph-rsid="0019aca0" style:font-size-asian="10.5pt" style:font-weight-asian="bold" style:font-size-complex="12pt" style:font-weight-complex="bold"/>
    </style:style>
    <style:style style:name="P13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officeooo:paragraph-rsid="001864f4" style:font-name-asian="Calibri1" style:font-size-asian="11pt" style:font-weight-asian="bold" style:font-name-complex="Calibri1" style:font-size-complex="11pt"/>
    </style:style>
    <style:style style:name="P15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officeooo:rsid="001864f4" officeooo:paragraph-rsid="001864f4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officeooo:rsid="0019aca0" officeooo:paragraph-rsid="0019aca0" style:font-name-asian="Calibri1" style:font-size-asian="11pt" style:font-weight-asian="bold" style:font-name-complex="Calibri1" style:font-size-complex="11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20" style:family="paragraph" style:parent-style-name="Standard">
      <style:paragraph-properties fo:break-before="auto" fo:break-after="auto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3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Serif" officeooo:rsid="0022fd70" officeooo:paragraph-rsid="0022fd70" fo:background-color="transparent"/>
    </style:style>
    <style:style style:name="P25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font-weight="bold" officeooo:rsid="001864f4" officeooo:paragraph-rsid="001864f4" style:font-size-asian="16pt" style:font-weight-asian="bold" style:font-size-complex="16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/>
    </style:style>
    <style:style style:name="P30" style:family="paragraph" style:parent-style-name="Standard" style:list-style-name="L1">
      <loext:graphic-properties draw:fill="none" draw:fill-hatch-name="hatch"/>
      <style:paragraph-properties fo:margin-left="0.801cm" fo:margin-right="0.801cm" fo:margin-top="0.101cm" fo:margin-bottom="0.101cm" style:contextual-spacing="false" fo:line-height="100%" fo:text-align="start" style:justify-single-word="false" fo:orphans="2" fo:widows="2" fo:text-indent="-0.7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Liberation Serif" fo:font-size="11pt" fo:font-weight="bold" officeooo:paragraph-rsid="001ecf89" style:font-name-asian="Calibri1" style:font-size-asian="11pt" style:font-weight-asian="bold" style:font-name-complex="Calibri1" style:font-size-complex="11pt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1864f4" officeooo:paragraph-rsid="0019aca0" style:font-size-asian="10.5pt" style:font-size-complex="12pt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1864f4" officeooo:paragraph-rsid="001864f4" style:font-size-asian="10.5pt" style:font-size-complex="12pt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34" style:family="paragraph" style:parent-style-name="Table_20_Contents" style:list-style-name="L2">
      <style:paragraph-properties fo:text-align="justify" style:justify-single-word="false"/>
      <style:text-properties style:font-name="Liberation Serif" fo:font-size="12pt" style:font-size-asian="10.5pt" style:font-size-complex="12pt"/>
    </style:style>
    <style:style style:name="P35" style:family="paragraph" style:parent-style-name="Table_20_Contents" style:list-style-name="L3">
      <style:paragraph-properties fo:text-align="justify" style:justify-single-word="false"/>
      <style:text-properties style:font-name="Liberation Serif" fo:font-size="12pt" officeooo:paragraph-rsid="0019a153" style:font-size-asian="10.5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64f4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64f4" style:font-size-asian="11pt" style:font-weight-asian="bold" style:font-size-complex="11pt"/>
    </style:style>
    <style:style style:name="T6" style:family="text">
      <style:text-properties officeooo:rsid="0019aca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0516"/>
    </style:style>
    <style:style style:name="T9" style:family="text">
      <style:text-properties officeooo:rsid="0022fd7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A MATA KULIAH</text:p>
          </table:table-cell>
          <table:table-cell table:style-name="Table1.A1" office:value-type="string">
            <text:p text:style-name="P15">KOMUNIKASI DATA</text:p>
          </table:table-cell>
          <table:table-cell table:style-name="Table1.A1" office:value-type="string">
            <text:p text:style-name="P13">CAPAIAN PEMBELAJARAN MATA KULIAH</text:p>
          </table:table-cell>
        </table:table-row>
        <table:table-row table:style-name="Table1.1">
          <table:table-cell table:style-name="Table1.A1" office:value-type="string">
            <text:p text:style-name="P13">KODE MATA KULIAH</text:p>
          </table:table-cell>
          <table:table-cell table:style-name="Table1.A1" office:value-type="string">
            <text:p text:style-name="P14">TE201417</text:p>
          </table:table-cell>
          <table:table-cell table:style-name="Table1.A1" table:number-rows-spanned="7" office:value-type="string">
            <text:list text:style-name="L1">
              <text:list-item>
                <text:p text:style-name="P30">Mahasiswa mampu memahami konsep komunikasi data secara mandiri dan bertanggung jawab</text:p>
                <text:p text:style-name="P30">(C2, P1, A1)</text:p>
              </text:list-item>
              <text:list-item>
                <text:p text:style-name="P30">Mahasiswa mampu memahami konsep dan arsitektur protokol TCP/IP dan model OSI secara mandiri dan bertanggung jawab</text:p>
                <text:p text:style-name="P30">(C2, P1, A1)</text:p>
              </text:list-item>
              <text:list-item>
                <text:p text:style-name="P30">Mahasiswa mampu memahami konsep transmisi data secara mandiri dan bertanggung jawab</text:p>
                <text:p text:style-name="P30">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3">SEMESTER/ SKS</text:p>
          </table:table-cell>
          <table:table-cell table:style-name="Table1.A1" office:value-type="string">
            <text:p text:style-name="P15">4/2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3">TANGGAL <text:span text:style-name="T6">TUGAS</text:span> </text:p>
          </table:table-cell>
          <table:table-cell table:style-name="Table1.A1" office:value-type="string">
            <text:p text:style-name="P15"><text:span text:style-name="T6">8</text:span> <text:span text:style-name="T6">Maret</text:span> 2023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3">WAKTU <text:span text:style-name="T6">PENGUMPULAN TUGAS</text:span></text:p>
          </table:table-cell>
          <table:table-cell table:style-name="Table1.A1" office:value-type="string">
            <text:p text:style-name="P16">14 Maret 2023 / 23:59 WITA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3">RUANG</text:p>
          </table:table-cell>
          <table:table-cell table:style-name="Table1.A1" office:value-type="string">
            <text:p text:style-name="P16">E301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3">JENIS <text:span text:style-name="T8">TUGAS</text:span></text:p>
          </table:table-cell>
          <table:table-cell table:style-name="Table1.A1" office:value-type="string">
            <text:p text:style-name="P16">PDF, Tulis Tangan, Kumpul di LMS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3">DOSEN PENGAMPU</text:p>
          </table:table-cell>
          <table:table-cell table:style-name="Table1.A1" office:value-type="string">
            <text:p text:style-name="P15">Mifta Nur Farid, S.T., M.T.</text:p>
            <text:p text:style-name="P15">Riza Hadi Saputra, S.T., M.T</text:p>
          </table:table-cell>
          <table:covered-table-cell table:style-name="Table1.A1"/>
        </table:table-row>
      </table:table>
      <text:p text:style-name="P20"/>
      <text:p text:style-name="P10">Jawab soal-soal berikut ini secara baik dan benar.</text:p>
      <text:p text:style-name="P12">Sub-CPMK 1 (40 Poin)</text:p>
      <text:list xml:id="list3267028513" text:style-name="L4">
        <text:list-item>
          <text:p text:style-name="P31">Jelaskan 4 tren teknologi terkait komunikasi data! <text:span text:style-name="T7">(10 poin)</text:span></text:p>
        </text:list-item>
        <text:list-item>
          <text:p text:style-name="P31">Jelaskan 3 hal yang mempengaruhi perubahan dalam teknologi jaringan! <text:span text:style-name="T7">(10 poin)</text:span></text:p>
        </text:list-item>
        <text:list-item>
          <text:p text:style-name="P31">Jelaskan model sederhana dari komunikasi data dalam diagram blok dan sertakan juga contoh dari suatu komunikasi! <text:span text:style-name="T7">(10 poin)</text:span></text:p>
        </text:list-item>
        <text:list-item>
          <text:p text:style-name="P31">Sebutkan dan jelaskan tugas-tugas yang ada dalam komunikasi! <text:span text:style-name="T7">(10 poin)</text:span></text:p>
        </text:list-item>
      </text:list>
      <text:p text:style-name="P12">Sub-CPMK 2 (30 Poin)</text:p>
      <text:list xml:id="list145022795900316" text:continue-numbering="true" text:style-name="L4">
        <text:list-item>
          <text:p text:style-name="P31">Jelaskan arsitektur dari protokol TCP/IP! <text:span text:style-name="T7">(10 Poin)</text:span></text:p>
        </text:list-item>
        <text:list-item>
          <text:p text:style-name="P31">Jelaskan perbedaan antara protokol TCP/IP dengan OSI reference model! <text:span text:style-name="T7">(10 Poin)</text:span></text:p>
        </text:list-item>
        <text:list-item>
          <text:p text:style-name="P31">Pasangkan tugas-tugas berikut sesuai layer-nya: <text:span text:style-name="T7">(10 Poin)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style-name="L2">
              <text:list-item>
                <text:p text:style-name="P34">Data encryption</text:p>
              </text:list-item>
              <text:list-item>
                <text:p text:style-name="P34">Bit synchronization</text:p>
              </text:list-item>
              <text:list-item>
                <text:p text:style-name="P34"><text:soft-page-break/>Media access control</text:p>
              </text:list-item>
              <text:list-item>
                <text:p text:style-name="P34">Routing</text:p>
              </text:list-item>
              <text:list-item>
                <text:p text:style-name="P34">Login</text:p>
              </text:list-item>
              <text:list-item>
                <text:p text:style-name="P34">End-to-end connection of Required QOS </text:p>
              </text:list-item>
              <text:list-item>
                <text:p text:style-name="P34">Synchronization of dialogue</text:p>
              </text:list-item>
            </text:list>
          </table:table-cell>
          <table:table-cell table:style-name="Table2.A1" office:value-type="string">
            <text:list text:style-name="L3">
              <text:list-item>
                <text:p text:style-name="P35">Session layer</text:p>
              </text:list-item>
              <text:list-item>
                <text:p text:style-name="P35">Network layer</text:p>
              </text:list-item>
              <text:list-item>
                <text:p text:style-name="P35"><text:soft-page-break/>Physical layer</text:p>
              </text:list-item>
              <text:list-item>
                <text:p text:style-name="P35">Data link layer</text:p>
              </text:list-item>
              <text:list-item>
                <text:p text:style-name="P35">Presentation layer</text:p>
              </text:list-item>
              <text:list-item>
                <text:p text:style-name="P35">Application layer</text:p>
              </text:list-item>
              <text:list-item>
                <text:p text:style-name="P35">Transport layer</text:p>
              </text:list-item>
            </text:list>
          </table:table-cell>
        </table:table-row>
      </table:table>
      <text:p text:style-name="P9"/>
      <text:p text:style-name="P11">Sub-CPMK-3 (30poin)</text:p>
      <text:list xml:id="list145023091995336" text:continue-list="list145022795900316" text:style-name="L4">
        <text:list-item>
          <text:p text:style-name="P32">Sebutkan dan jelaskan terminologi-terminologi yang ada di dalam media transmisi! <text:span text:style-name="T7">(10 poin)</text:span></text:p>
        </text:list-item>
        <text:list-item>
          <text:p text:style-name="P32">Sebutkan dan jelaskan media-media transmisi dan apa saja perbedaannya? <text:span text:style-name="T7">(10 poin)</text:span></text:p>
        </text:list-item>
        <text:list-item>
          <text:p text:style-name="P32">Sebutkan dan jelaskan karakteristik-karakteristik transmisi di media terpandu! <text:span text:style-name="T7">(10 poin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Liberation Serif1" fo:font-family="'Liberation Serif'" style:font-style-name="Regular" style:font-family-generic="roman" style:font-pitch="variable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925cm" fo:margin-top="0cm" fo:margin-bottom="0cm" fo:break-before="auto" fo:break-after="auto" table:align="center" style:writing-mode="lr-tb"/>
    </style:style>
    <style:style style:name="Table6.A" style:family="table-column">
      <style:table-column-properties style:column-width="3.702cm"/>
    </style:style>
    <style:style style:name="Table6.B" style:family="table-column">
      <style:table-column-properties style:column-width="8.225cm"/>
    </style:style>
    <style:style style:name="Table6.C" style:family="table-column">
      <style:table-column-properties style:column-width="2.071cm"/>
    </style:style>
    <style:style style:name="Table6.D" style:family="table-column">
      <style:table-column-properties style:column-width="0.332cm"/>
    </style:style>
    <style:style style:name="Table6.E" style:family="table-column">
      <style:table-column-properties style:column-width="3.5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6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6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6.2" style:family="table-row">
      <style:table-row-properties style:min-row-height="0.545cm" fo:keep-together="auto"/>
    </style:style>
    <style:style style:name="Table6.3" style:family="table-row">
      <style:table-row-properties style:min-row-height="0.609cm" fo:keep-together="auto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font-weight="bold" officeooo:rsid="001864f4" officeooo:paragraph-rsid="001864f4" style:font-size-asian="16pt" style:font-weight-asian="bold" style:font-size-complex="16pt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MP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/>
    </style:style>
    <style:style style:name="MP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Serif" officeooo:rsid="0022fd70" officeooo:paragraph-rsid="0022fd70" fo:background-color="transparent"/>
    </style:style>
    <style:style style:name="MP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/>
    </style:style>
    <style:style style:name="MP8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P12" style:family="paragraph" style:parent-style-name="Standard">
      <style:paragraph-properties fo:margin-top="0cm" fo:margin-bottom="0cm" style:contextual-spacing="false" fo:line-height="100%"/>
    </style:style>
    <style:style style:name="MP13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14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64f4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64f4" style:font-size-asian="11pt" style:font-weight-asian="bold" style:font-size-complex="11pt"/>
    </style:style>
    <style:style style:name="MT5" style:family="text">
      <style:text-properties officeooo:rsid="0022fd70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table:number-rows-spanned="4" office:value-type="string">
              <text:p text:style-name="MP2"><draw:frame draw:style-name="Mfr1" draw:name="image1.png Copy 1 Copy 1" text:anchor-type="as-char" svg:width="2.323cm" svg:height="1.506cm" draw:z-index="1"><draw:image xlink:href="Pictures/1000000100000155000000DDEAA7A00DE42DB67A.png" xlink:type="simple" xlink:show="embed" xlink:actuate="onLoad" draw:mime-type="image/png"/></draw:frame></text:p>
            </table:table-cell>
            <table:table-cell table:style-name="Table6.A1" table:number-rows-spanned="4" office:value-type="string">
              <text:p text:style-name="MP3">TUGAS 1<text:line-break/>KOMUNIKASI DATA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2-2023</text:span></text:p>
            </table:table-cell>
            <table:table-cell table:style-name="Table6.C1" office:value-type="string">
              <text:p text:style-name="MP5">No. Dok.</text:p>
            </table:table-cell>
            <table:table-cell table:style-name="Table6.D1" office:value-type="string">
              <text:p text:style-name="MP5">:</text:p>
            </table:table-cell>
            <table:table-cell table:style-name="Table6.E1" office:value-type="string">
              <text:p text:style-name="MP6">1</text:p>
            </table:table-cell>
          </table:table-row>
          <table:table-row table:style-name="Table6.2">
            <table:covered-table-cell table:style-name="Table6.A1"/>
            <table:covered-table-cell table:style-name="Table6.A1"/>
            <table:table-cell table:style-name="Table6.C1" office:value-type="string">
              <text:p text:style-name="MP5">Tgl. Terbit</text:p>
            </table:table-cell>
            <table:table-cell table:style-name="Table6.D1" office:value-type="string">
              <text:p text:style-name="MP5">: </text:p>
            </table:table-cell>
            <table:table-cell table:style-name="Table6.E1" office:value-type="string">
              <text:p text:style-name="MP7"><text:span text:style-name="MT5">08</text:span>/<text:span text:style-name="MT5">03</text:span>/<text:span text:style-name="MT5">2023</text:span></text:p>
            </table:table-cell>
          </table:table-row>
          <table:table-row table:style-name="Table6.3">
            <table:covered-table-cell table:style-name="Table6.A1"/>
            <table:covered-table-cell table:style-name="Table6.A1"/>
            <table:table-cell table:style-name="Table6.C1" office:value-type="string">
              <text:p text:style-name="MP5">No. Revisi </text:p>
            </table:table-cell>
            <table:table-cell table:style-name="Table6.D1" office:value-type="string">
              <text:p text:style-name="MP5">:</text:p>
            </table:table-cell>
            <table:table-cell table:style-name="Table6.E1" office:value-type="string">
              <text:p text:style-name="MP7">0<text:span text:style-name="MT5">1</text:span></text:p>
            </table:table-cell>
          </table:table-row>
          <table:table-row table:style-name="Table6.1">
            <table:covered-table-cell table:style-name="Table6.A1"/>
            <table:covered-table-cell table:style-name="Table6.A1"/>
            <table:table-cell table:style-name="Table6.C1" office:value-type="string">
              <text:p text:style-name="MP5">Hal</text:p>
            </table:table-cell>
            <table:table-cell table:style-name="Table6.D1" office:value-type="string">
              <text:p text:style-name="MP5">:</text:p>
            </table:table-cell>
            <table:table-cell table:style-name="Table6.E1" office:value-type="string">
              <text:p text:style-name="MP7"><text:page-number text:select-page="current">2</text:page-number>/<text:page-count>2</text:page-count></text:p>
            </table:table-cell>
          </table:table-row>
        </table:table>
        <text:p text:style-name="MP8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2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9">SILABUS</text:p>
              <text:p text:style-name="MP10"><text:span text:style-name="MT1">PROGRAM STUDI </text:span><text:span text:style-name="MT6">XXXXX</text:span></text:p>
              <text:p text:style-name="MP11">Tahun ajaran 2020 - 2025</text:p>
            </table:table-cell>
            <table:table-cell table:style-name="Table4.C1" office:value-type="string">
              <text:p text:style-name="MP12">No. Dok.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3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2">Tgl. Terbit</text:p>
            </table:table-cell>
            <table:table-cell table:style-name="Table4.D1" office:value-type="string">
              <text:p text:style-name="MP12">: </text:p>
            </table:table-cell>
            <table:table-cell table:style-name="Table4.E1" office:value-type="string">
              <text:p text:style-name="MP12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4">No. Revisi 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2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2">Hal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2">1/2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4.5.1$Linux_X86_64 LibreOffice_project/40$Build-1</meta:generator>
    <dc:date>2023-03-08T14:50:22.304853091</dc:date>
    <meta:editing-duration>PT1H39M36S</meta:editing-duration>
    <meta:editing-cycles>11</meta:editing-cycles>
    <meta:document-statistic meta:table-count="6" meta:image-count="4" meta:object-count="0" meta:page-count="2" meta:paragraph-count="116" meta:word-count="390" meta:character-count="2334" meta:non-whitespace-character-count="2073"/>
  </office:meta>
</office:document-meta>
</file>